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6" style:family="table">
      <style:table-properties style:width="18cm" table:align="margins" style:writing-mode="lr-tb"/>
    </style:style>
    <style:style style:name="Table6.A" style:family="table-column">
      <style:table-column-properties style:column-width="8.999cm" style:rel-column-width="32767*"/>
    </style:style>
    <style:style style:name="Table6.B" style:family="table-column">
      <style:table-column-properties style:column-width="9.001cm" style:rel-column-width="32768*"/>
    </style:style>
    <style:style style:name="Table6.A1" style:family="table-cell">
      <style:table-cell-properties fo:padding="0.097cm" fo:border="none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use-window-font-color="true" style:font-name="Century Gothic1" fo:font-size="8pt" fo:language="pt" fo:country="BR" fo:font-weight="bold" style:font-name-asian="Times New Roman" style:font-size-asian="8pt" style:font-weight-asian="bold" style:font-name-complex="Times New Roman" style:font-size-complex="8pt" style:language-complex="ar" style:country-complex="SA" style:font-weight-complex="bold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Century Gothic" fo:font-size="8pt" fo:language="pt" fo:country="PT" fo:font-weight="bold" style:font-size-asian="8pt" style:font-weight-asian="bold" style:font-name-complex="Courier New" style:font-size-complex="8pt" style:font-weight-complex="bold"/>
    </style:style>
    <style:style style:name="P6" style:family="paragraph" style:parent-style-name="Standard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7" style:family="paragraph" style:parent-style-name="Standard">
      <style:text-properties style:use-window-font-color="true" style:font-name="Century Gothic1" fo:font-size="10pt" fo:language="pt" fo:country="B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Corpo_20_de_20_texto_20_31">
      <style:paragraph-properties fo:line-height="150%"/>
      <style:text-properties style:use-window-font-color="true" style:font-name="Century Gothic1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2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3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4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6pt" fo:language="pt" fo:country="BR" fo:font-style="italic" fo:font-weight="bold" style:font-name-asian="Times New Roman" style:font-size-asian="6pt" style:font-style-asian="italic" style:font-weight-asian="bold" style:font-name-complex="Times New Roman" style:font-size-complex="6pt" style:language-complex="ar" style:country-complex="SA" style:font-style-complex="italic" style:font-weight-complex="bold"/>
    </style:style>
    <style:style style:name="P15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18" style:family="paragraph" style:parent-style-name="Corpo_20_de_20_texto_20_31">
      <style:paragraph-properties fo:margin-left="0cm" fo:margin-right="0cm" fo:line-height="150%" fo:text-indent="1.251cm" style:auto-text-indent="false"/>
    </style:style>
    <style:style style:name="P19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20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1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22" style:family="paragraph" style:parent-style-name="Table_20_Contents">
      <style:paragraph-properties fo:text-align="center" style:justify-single-word="false"/>
      <style:text-properties style:font-name="Century Gothic"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 fo:background-color="#e6e6e6" style:border-line-width="0cm 0.085cm 0.034cm" fo:padding="0.049cm" fo:border="3.49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20pt" fo:language="pt" fo:country="BR" style:font-name-asian="Times New Roman" style:font-size-asian="20pt" style:font-name-complex="Times New Roman" style:font-size-complex="20pt" style:language-complex="ar" style:country-complex="SA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-0.002cm" fo:margin-right="0.021cm" fo:text-align="center" style:justify-single-word="false" fo:text-indent="0.543cm" style:auto-text-indent="false"/>
      <style:text-properties style:font-name="Century Gothic" fo:font-size="8pt" fo:language="pt" fo:country="PT" fo:font-weight="bold" style:font-size-asian="8pt" style:font-weight-asian="bold" style:font-name-complex="Courier New" style:font-size-complex="8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Century Gothic" fo:font-size="6.5pt" fo:language="pt" fo:country="PT" style:font-size-asian="6.5pt" style:font-name-complex="Courier New" style:font-size-complex="6.5pt"/>
    </style:style>
    <style:style style:name="P30" style:family="paragraph" style:parent-style-name="Text_20_body">
      <style:paragraph-properties fo:margin-left="-0.002cm" fo:margin-right="0.021cm" fo:text-align="center" style:justify-single-word="false" fo:text-indent="0.52cm" style:auto-text-indent="false"/>
      <style:text-properties style:font-name="Century Gothic" fo:font-size="6.5pt" fo:language="pt" fo:country="PT" fo:font-weight="normal" style:font-size-asian="6.5pt" style:font-weight-asian="normal" style:font-name-complex="Courier New" style:font-size-complex="6.5pt" style:font-weight-complex="normal"/>
    </style:style>
    <style:style style:name="P31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32" style:family="paragraph" style:parent-style-name="Standard" style:master-page-name="Standard">
      <style:paragraph-properties fo:text-align="center" style:justify-single-word="false" style:page-number="auto" fo:background-color="#e6e6e6" style:border-line-width="0cm 0.085cm 0.034cm" fo:padding="0.049cm" fo:border="3.49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33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1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4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35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1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1"/>
    </style:style>
    <style:style style:name="T5" style:family="text">
      <style:text-properties style:font-name="Century Gothic1" fo:font-weight="bold" style:font-weight-asian="bold" style:font-weight-complex="bold"/>
    </style:style>
    <style:style style:name="T6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1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2" style:family="text">
      <style:text-properties style:use-window-font-color="true" style:font-name="Century Gothic1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3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4" style:family="text">
      <style:text-properties style:font-name-asian="MS Mincho" style:font-name-complex="Ari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draw:ole-draw-aspect="1" draw:visible-area-top="0cm" draw:visible-area-width="13.484cm" draw:visible-area-height="10.177cm">
        <style:background-image/>
      </style:graphic-properties>
    </style:style>
    <style:style style:name="fr3" style:family="graphic" style:parent-style-name="OLE">
      <style:graphic-properties fo:margin-left="0cm" fo:margin-right="0cm" style:vertical-pos="from-top" style:vertical-rel="page" style:horizontal-pos="from-left" style:horizontal-rel="page" fo:padding-left="0.28cm" fo:padding-right="0.28cm" fo:padding-top="0.153cm" fo:padding-bottom="0.153cm" fo:border="none" draw:ole-draw-aspect="1" draw:visible-area-top="0cm" draw:visible-area-width="14.381cm" draw:visible-area-height="2.352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ct4" text:anchor-type="page" text:anchor-page-number="1" svg:x="5.313cm" svg:y="26.704cm" svg:width="10.603cm" svg:height="1.411cm" draw:z-index="1">
        <draw:object-ole xlink:href="./Object 1" xlink:type="simple" xlink:show="embed" xlink:actuate="onLoad"/>
        <draw:image xlink:href="./ObjectReplacements/Object 1" xlink:type="simple" xlink:show="embed" xlink:actuate="onLoad"/>
      </draw:frame>
      <text:p text:style-name="P32">CERTIDÃO POSITIVA DE DÉBITOS</text:p>
      <text:p text:style-name="P24">COM EFEITOS DE NEGATIVA</text:p>
      <text:h text:style-name="P34" text:outline-level="8"/>
      <text:h text:style-name="P35" text:outline-level="8">Nº <text:span text:style-name="T1">[Dat1.num_documento]</text:span>/<text:span text:style-name="T1">[Dat1.exercicio]</text:span></text:h>
      <text:p text:style-name="P25"/>
      <text:p text:style-name="P6"/>
      <text:p text:style-name="P8"><text:span text:style-name="T5">CGM:</text:span><text:span text:style-name="T4"> </text:span><text:span text:style-name="T2">[Dat1.numcgm]</text:span></text:p>
      <text:p text:style-name="P9"><text:span text:style-name="T6">Contribuinte: </text:span><text:span text:style-name="T2">[Dat1.contribuinte]</text:span></text:p>
      <text:p text:style-name="P9"><text:span text:style-name="T6">C.P.F</text:span><text:span text:style-name="T10">/</text:span><text:span text:style-name="T6">CN.P.J.: </text:span><text:span text:style-name="T2">[Dat1.cpf]</text:span><text:span text:style-name="T6"> </text:span><text:span text:style-name="T2">[Dat1.cnpj]</text:span></text:p>
      <text:p text:style-name="P9"><text:span text:style-name="T6">Inscrição Imobiliária: </text:span><text:span text:style-name="T2">[Dat1.inscricao_municipal]</text:span><text:span text:style-name="T9"><text:tab/></text:span><text:span text:style-name="T7">Inscrição Econômica: </text:span><text:span text:style-name="T2">[Dat1.inscricao_economica]</text:span></text:p>
      <text:p text:style-name="P9"><text:span text:style-name="T7">Endereço: </text:span><text:span text:style-name="T2">[Dat1.endereco] [Dat1.bairro] [Dat1.cep] [Dat1.municipio]</text:span></text:p>
      <text:p text:style-name="P26"/>
      <text:p text:style-name="P7"/>
      <text:p text:style-name="P27"><text:span text:style-name="T13">Ressalvado o direito </text:span><text:span text:style-name="T8">de a Secretaria Municipal de Administração e Finanças</text:span><text:span text:style-name="T6"> </text:span><text:span text:style-name="T13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3"> 5.172, de 25 de outubro de 1966 - Código Tributário Nacional (CTN). 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Grupo / Crédito</text:p>
          </table:table-cell>
          <table:table-cell table:style-name="Table1.A1" office:value-type="string">
            <text:p text:style-name="P10">Descrição</text:p>
          </table:table-cell>
          <table:table-cell table:style-name="Table1.A1" office:value-type="string">
            <text:p text:style-name="P10">Parcelas a Vencer <text:s text:c="15"/></text:p>
          </table:table-cell>
          <table:table-cell table:style-name="Table1.A1" office:value-type="string">
            <text:p text:style-name="P10">Valor da Parcela</text:p>
          </table:table-cell>
          <table:table-cell table:style-name="Table1.E1" office:value-type="string">
            <text:p text:style-name="P10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1">[Dat2.grucre;block=table:table-row]</text:p>
          </table:table-cell>
          <table:table-cell table:style-name="Table2.A1" office:value-type="string">
            <text:p text:style-name="P31">[Dat2.origem;block=table:table-row]</text:p>
          </table:table-cell>
          <table:table-cell table:style-name="Table2.A1" office:value-type="string">
            <text:p text:style-name="P31">[Dat2.qtd_parcelas;block=table:table-row]</text:p>
          </table:table-cell>
          <table:table-cell table:style-name="Table2.A1" office:value-type="string">
            <text:p text:style-name="P31">[Dat2.valor_parcela;block=table:table-row]</text:p>
          </table:table-cell>
          <table:table-cell table:style-name="Table2.E1" office:value-type="string">
            <text:p text:style-name="P31">[Dat2.vencimento;block=table:table-row]</text:p>
          </table:table-cell>
        </table:table-row>
      </table:table>
      <text:p text:style-name="P17"/>
      <text:p text:style-name="P19"/>
      <text:p text:style-name="P19"/>
      <text:p text:style-name="P18"><text:span text:style-name="T11">Em cumprimento ao Art. 248, </text:span><text:span text:style-name="T12">caput</text:span><text:span text:style-name="T11"> da lei 280/2006 – Código Tributário Municipal - esta certidão tem os mesmos efeitos de certidão negativa de débitos. </text:span></text:p>
      <text:h text:style-name="P33" text:outline-level="5">VALIDADE: [Dat3.mvencimento]</text:h>
      <text:p text:style-name="P21">ESTA CERTIDÃO REFERE-SE APENAS AO <text:s/>IMÓVEL / CONTRIBUINTE <text:s/>CITADO ACIMA.</text:p>
      <text:p text:style-name="P20"/>
      <text:p text:style-name="P12"/>
      <text:p text:style-name="P15">Mata de São João/BA, <text:span text:style-name="T14">[Dat3.dt_emissao]</text:span>.</text:p>
      <text:p text:style-name="P16">Ciente,</text:p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2"/>
            <text:p text:style-name="P23">______________________________________</text:p>
          </table:table-cell>
          <table:table-cell table:style-name="Table6.A1" office:value-type="string">
            <text:p text:style-name="P22"/>
            <text:p text:style-name="P23">______________________________________</text:p>
          </table:table-cell>
        </table:table-row>
        <table:table-row>
          <table:table-cell table:style-name="Table6.A1" office:value-type="string">
            <text:p text:style-name="P5">EDMAR SANTANA DOS SANTOS</text:p>
          </table:table-cell>
          <table:table-cell table:style-name="Table6.A1" office:value-type="string">
            <text:p text:style-name="P28">WELLINGTON LÁZARO BARRETO DE OLIVEIRA</text:p>
          </table:table-cell>
        </table:table-row>
        <table:table-row>
          <table:table-cell table:style-name="Table6.A1" office:value-type="string">
            <text:p text:style-name="P29">Chefe do Setor de Apoio a Central de Atendimento – Matricula: 6415<text:line-break/>Órgão controlado pela Coordenadoria Fazendária do Município<text:line-break/>Secretaria de Administração e Finanças - SECAF;</text:p>
          </table:table-cell>
          <table:table-cell table:style-name="Table6.A1" office:value-type="string">
            <text:p text:style-name="P30">Diretor Tributário do Município – Matricula 5661</text:p>
            <text:p text:style-name="P30">Órgão controlador do Setor de Tributos e Fiscalização</text:p>
            <text:p text:style-name="P30">Secretaria de Administração e Finanças – SECAF</text:p>
          </table:table-cell>
        </table:table-row>
      </table:table>
      <text:p text:style-name="P4"/>
      <text:p text:style-name="P13">Funcionário responsável pela emissão: Matrícula: <text:s/><text:span text:style-name="T14">[Dat3.matricula]</text:span> <text:s text:c="23"/>Assinatur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OLE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draw:ole-draw-aspect="1" draw:visible-area-top="0cm" draw:visible-area-width="13.484cm" draw:visible-area-height="10.177cm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TA DE SÃO JOÃO<draw:frame draw:style-name="Mfr1" draw:name="Frame3" text:anchor-type="char" svg:x="15.187cm" svg:y="0.021cm" svg:width="2.787cm" svg:height="1.536cm" draw:z-index="0"><draw:text-box><text:p text:style-name="Standard"><draw:frame draw:style-name="Mfr2" draw:name="Object2" text:anchor-type="as-char" svg:width="2.787cm" svg:height="1.307cm" draw:z-index="2"><draw:object-ole xlink:href="./Object 2" xlink:type="simple" xlink:show="embed" xlink:actuate="onLoad"/><draw:image xlink:href="./ObjectReplacements/Object 2" xlink:type="simple" xlink:show="embed" xlink:actuate="onLoad"/></draw:frame></text:p></draw:text-box></draw:frame>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11-22T10:45:31</dc:date>
    <meta:printed-by>Fabio Bertoldi</meta:printed-by>
    <meta:print-date>2007-10-05T10:56:01</meta:print-date>
    <dc:language>pt-BR</dc:language>
    <meta:editing-cycles>42</meta:editing-cycles>
    <meta:editing-duration>PT3H9M52S</meta:editing-duration>
    <meta:document-statistic meta:table-count="3" meta:image-count="0" meta:object-count="2" meta:page-count="1" meta:paragraph-count="38" meta:word-count="242" meta:character-count="2048" meta:non-whitespace-character-count="1798"/>
    <meta:user-defined meta:name="Info 1"/>
    <meta:user-defined meta:name="Info 2"/>
    <meta:user-defined meta:name="Info 3"/>
    <meta:user-defined meta:name="Info 4"/>
  </office:meta>
</office:document-meta>
</file>